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C80000007C2D8F638D.png" manifest:media-type="image/png"/>
  <manifest:file-entry manifest:full-path="Pictures/100000000000030A000001187A82D7C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049cm" svg:x="1cm" svg:y="10.445cm">
          <draw:image xlink:href="Pictures/100000000000030A000001187A82D7C8.jpg" xlink:type="simple" xlink:show="embed" xlink:actuate="onLoad">
            <text:p/>
          </draw:image>
        </draw:frame>
        <draw:frame draw:style-name="gr1" draw:text-style-name="P1" draw:layer="layout" svg:width="7.055cm" svg:height="4.373cm" svg:x="7.096cm" svg:y="20.431cm">
          <draw:image xlink:href="Pictures/10000201000000C80000007C2D8F638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25T11:13:18.553139000</dc:date>
    <meta:document-statistic meta:object-count="2"/>
    <meta:generator>LibreOffice/4.2.5.2$MacOSX_x86 LibreOffice_project/61cb170a04bb1f12e77c884eab9192be736ec5f5</meta:generator>
  </office:meta>
</office:document-meta>
</file>